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2078C4DDDD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2.45cm" fo:padding-top="0cm" fo:padding-bottom="0cm" fo:padding-left="0cm" fo:padding-right="0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9.589cm" svg:height="14.754cm" svg:x="0.001cm" svg:y="-0.004cm">
          <draw:image xlink:href="Pictures/10000000000002B1000002078C4DDDD5.png" xlink:type="simple" xlink:show="embed" xlink:actuate="onLoad">
            <text:p/>
          </draw:image>
        </draw:frame>
        <draw:frame draw:style-name="gr2" draw:text-style-name="P2" draw:layer="レイヤー4" svg:width="2.9cm" svg:height="2.45cm" svg:x="5.9cm" svg:y="5.1cm">
          <draw:text-box>
            <text:p text:style-name="P2"><text:span text:style-name="T1">μ</text:span></text:p>
          </draw:text-box>
        </draw:frame>
        <draw:custom-shape draw:style-name="gr3" draw:text-style-name="P1" draw:layer="レイヤー4" svg:width="1.5cm" svg:height="0.9cm" svg:x="7.3cm" svg:y="4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9cm" fo:page-height="14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レイヤー4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17T23:02:26.833814373</dc:date>
    <meta:document-statistic meta:object-count="3"/>
    <meta:generator>LibreOffice/4.2.8.2$Linux_X86_64 LibreOffice_project/420m0$Build-2</meta:generator>
  </office:meta>
</office:document-meta>
</file>